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56c0a" officeooo:paragraph-rsid="00156c0a"/>
    </style:style>
    <style:style style:name="P2" style:family="paragraph" style:parent-style-name="Standard">
      <style:paragraph-properties fo:text-align="center" style:justify-single-word="false"/>
      <style:text-properties style:text-underline-style="solid" style:text-underline-width="auto" style:text-underline-color="font-color" officeooo:rsid="00156c0a" officeooo:paragraph-rsid="00156c0a"/>
    </style:style>
    <style:style style:name="P3" style:family="paragraph" style:parent-style-name="Standard">
      <style:paragraph-properties fo:text-align="start" style:justify-single-word="false"/>
      <style:text-properties style:text-underline-style="none" officeooo:rsid="00156c0a" officeooo:paragraph-rsid="00156c0a"/>
    </style:style>
    <style:style style:name="P4" style:family="paragraph" style:parent-style-name="Standard">
      <style:paragraph-properties fo:text-align="start" style:justify-single-word="false"/>
      <style:text-properties style:text-underline-style="none" officeooo:rsid="0015f4a2" officeooo:paragraph-rsid="0015f4a2"/>
    </style:style>
    <style:style style:name="P5" style:family="paragraph" style:parent-style-name="Standard">
      <style:paragraph-properties fo:text-align="start" style:justify-single-word="false"/>
      <style:text-properties style:text-underline-style="none" officeooo:rsid="001a1705" officeooo:paragraph-rsid="001a1705"/>
    </style:style>
    <style:style style:name="P6" style:family="paragraph" style:parent-style-name="Standard">
      <style:paragraph-properties fo:text-align="start" style:justify-single-word="false"/>
      <style:text-properties officeooo:paragraph-rsid="00156c0a"/>
    </style:style>
    <style:style style:name="P7" style:family="paragraph" style:parent-style-name="Standard">
      <style:paragraph-properties fo:text-align="start" style:justify-single-word="false"/>
      <style:text-properties officeooo:rsid="00268c70" officeooo:paragraph-rsid="00268c70"/>
    </style:style>
    <style:style style:name="T1" style:family="text">
      <style:text-properties style:text-underline-style="none"/>
    </style:style>
    <style:style style:name="T2" style:family="text">
      <style:text-properties style:text-underline-style="none" officeooo:rsid="00156c0a"/>
    </style:style>
    <style:style style:name="T3" style:family="text">
      <style:text-properties style:text-underline-style="none" officeooo:rsid="0015f4a2"/>
    </style:style>
    <style:style style:name="T4" style:family="text">
      <style:text-properties officeooo:rsid="0015f4a2"/>
    </style:style>
    <style:style style:name="T5" style:family="text">
      <style:text-properties officeooo:rsid="001e1e18"/>
    </style:style>
    <style:style style:name="T6" style:family="text">
      <style:text-properties officeooo:rsid="001f886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ARDEAU-SPIRE Malek</text:p>
      <text:p text:style-name="P1"/>
      <text:p text:style-name="P2">Rapport Projet Aéroport LO41 :</text:p>
      <text:p text:style-name="P2"/>
      <text:p text:style-name="P3">Choix utiliser fork pour créer un processus fils gérant la tour de contrôle.<text:line-break/>Puis le processus père boucle pour créer autant de threads que souhaité.</text:p>
      <text:p text:style-name="P3">Un thread par avion, le nombre d’avions total souhaité est passé en argument du programme.</text:p>
      <text:p text:style-name="P3">Utilisation de file de message pour que la tour de contrôle et les avions s’envoient réciproquement les informations nécessaires <text:span text:style-name="T4">via des structures.</text:span></text:p>
      <text:p text:style-name="P5">Les processus et les threads contiennent leurs structures d’information en variables globales : justifié par le fait que l’utilisation des structures en C est assez limité comparé au C++. Ces structures contiennent des strings d’information, et leur manipulation étant assez compliquée en C (tableaux de char) il était impossible de faire des r<text:span text:style-name="T5">etours</text:span> par valeur <text:span text:style-name="T5">de ces structures dans les fonctions membre</text:span>. <text:span text:style-name="T6">Problème : ces variables globales étaient communes entre les threads → Solution : mot clé __thread nécessaire pour créer une variable globale unique à chaque thread </text:span></text:p>
      <text:p text:style-name="P5"/>
      <text:p text:style-name="P3">Utilisation d’un segment de mémoire partagée pour les variables monitrices (Nombre d’avions en attente d’informations, etc …) car ces variables déjà partagées par tous les threads, le seul ne pouvant y accéder nativement étant le processus de contrôle, cela me paraissait donc l’implémentation la plus simple pour accéder à ces variables facilement. Point à revoir (?) : implémenté au début un seul segment de mémoire partagée sur une struct SharedMemory contenant toutes les variables, cela fonctionne mais je pense qu’il aurait peut être fallu créer un segment par variable.</text:p>
      <text:p text:style-name="P3">Utilisation de sémaphores pour éviter toute collisions sur l’accès aux variables partagées (Mutex) et pour mettre en attente les avions en attente d’information ou de décollage par exemple.</text:p>
      <text:p text:style-name="P6"><text:span text:style-name="T2"><text:line-break/>Réécriture signal SigInt (Ctrl-C) qui change uniquement la valeur d’un booléen exitrequested. Cela entraîne alors l’arrêt de la boucle main faisant apparaître de nouveaux threads/avions mais permet que le programme termine ce qu’il était entrain de faire pour s’assurer de bien supprimer tous les threads, processus et objets IPC proprement. Problème rencontré : cela m’a permis d’apprendre que les signaux entraient en conflit avec les files de message, ce qui posait des problèmes d’envoi et empêchait le programme de se terminer. J’ai donc dû ajouter une exception pour que les messages dont l’envoi à échoué pour cause d</text:span><text:span text:style-name="T3">e croisement avec des signaux </text:span><text:span text:style-name="T2">soient relancés automatiquement et donc que la fermeture puis se terminer.</text:span></text:p>
      <text:p text:style-name="P7"><text:span text:style-name="T2">R</text:span><text:span text:style-name="T1">éécriture signal SigQuit pour fermer le programme instantanément.</text:span></text:p>
      <text:p text:style-name="P3"/>
      <text:p text:style-name="P4">Utilisation makefile avec options de compilation (-pthread, …) et debug avec gdb pour comprendre l’origine des problèmes rencontrés. Permet de comprendre dès qu’un thread ou un processus est crée, supprimé ou rencontre un problè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31T17:59:32.510446762</meta:creation-date>
    <meta:generator>LibreOffice/6.3.1.2$Linux_X86_64 LibreOffice_project/b79626edf0065ac373bd1df5c28bd630b4424273</meta:generator>
    <dc:date>2020-06-01T00:44:18.658829702</dc:date>
    <meta:editing-duration>PT23M42S</meta:editing-duration>
    <meta:editing-cycles>6</meta:editing-cycles>
    <meta:document-statistic meta:table-count="0" meta:image-count="0" meta:object-count="0" meta:page-count="1" meta:paragraph-count="11" meta:word-count="429" meta:character-count="2799" meta:non-whitespace-character-count="2379"/>
  </office:meta>
</office:document-meta>
</file>